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itle">
      <style:text-properties officeooo:rsid="000fb847" officeooo:paragraph-rsid="000fb847"/>
    </style:style>
    <style:style style:name="P2" style:family="paragraph" style:parent-style-name="Text_20_body">
      <style:text-properties officeooo:paragraph-rsid="000ff8d4"/>
    </style:style>
    <style:style style:name="P3" style:family="paragraph" style:parent-style-name="Text_20_body">
      <style:text-properties officeooo:rsid="0016aa1b" officeooo:paragraph-rsid="0016aa1b"/>
    </style:style>
    <style:style style:name="P4" style:family="paragraph" style:parent-style-name="Text_20_body">
      <style:text-properties officeooo:paragraph-rsid="0016aa1b"/>
    </style:style>
    <style:style style:name="P5" style:family="paragraph" style:parent-style-name="Text_20_body">
      <style:text-properties style:text-position="0% 100%" style:font-name="Liberation Serif" fo:font-size="12pt" fo:font-style="normal" fo:font-weight="normal" officeooo:rsid="0017bce0" officeooo:paragraph-rsid="0017bc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officeooo:rsid="0016aa1b" officeooo:paragraph-rsid="0016aa1b"/>
    </style:style>
    <style:style style:name="P7" style:family="paragraph" style:parent-style-name="Text_20_body">
      <style:text-properties fo:font-style="normal" officeooo:rsid="0016aa1b" officeooo:paragraph-rsid="0017bce0" style:font-style-asian="normal" style:font-style-complex="normal"/>
    </style:style>
    <style:style style:name="P8" style:family="paragraph" style:parent-style-name="Text_20_body">
      <style:text-properties fo:font-style="normal" officeooo:rsid="0017bce0" officeooo:paragraph-rsid="0017bce0" style:font-style-asian="normal" style:font-style-complex="normal"/>
    </style:style>
    <style:style style:name="P9" style:family="paragraph" style:parent-style-name="Text_20_body">
      <style:text-properties style:text-position="0% 100%" style:font-name="Liberation Sans" fo:font-size="14pt" fo:font-style="normal" fo:font-weight="bold" officeooo:rsid="0017bce0" officeooo:paragraph-rsid="0017bce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text-properties style:text-position="0% 100%" fo:font-style="normal" fo:font-weight="normal" officeooo:rsid="0017bce0" officeooo:paragraph-rsid="0017bce0" style:font-style-asian="normal" style:font-weight-asian="normal" style:font-style-complex="normal" style:font-weight-complex="normal"/>
    </style:style>
    <style:style style:name="P11" style:family="paragraph" style:parent-style-name="Heading_20_1">
      <style:text-properties officeooo:rsid="000ff8d4" officeooo:paragraph-rsid="000ff8d4"/>
    </style:style>
    <style:style style:name="P12" style:family="paragraph" style:parent-style-name="Heading_20_1">
      <style:text-properties officeooo:rsid="0016aa1b" officeooo:paragraph-rsid="0016aa1b"/>
    </style:style>
    <style:style style:name="P13" style:family="paragraph" style:parent-style-name="Heading_20_1">
      <style:text-properties fo:font-size="14pt" officeooo:rsid="0016aa1b" officeooo:paragraph-rsid="0016aa1b" style:font-size-asian="14pt" style:font-size-complex="14pt"/>
    </style:style>
    <style:style style:name="T1" style:family="text">
      <style:text-properties officeooo:rsid="000ff8d4"/>
    </style:style>
    <style:style style:name="T2" style:family="text">
      <style:text-properties officeooo:rsid="0015c125"/>
    </style:style>
    <style:style style:name="T3" style:family="text">
      <style:text-properties officeooo:rsid="0016aa1b"/>
    </style:style>
    <style:style style:name="T4" style:family="text">
      <style:text-properties fo:font-style="italic" officeooo:rsid="0016aa1b" style:font-style-asian="italic" style:font-style-complex="italic"/>
    </style:style>
    <style:style style:name="T5" style:family="text">
      <style:text-properties fo:font-style="normal" officeooo:rsid="0016aa1b" style:font-style-asian="normal" style:font-style-complex="normal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Creator</text:p>
      <text:h text:style-name="P11" text:outline-level="1">Containers</text:h>
      <text:p text:style-name="P2"><text:span text:style-name="T1">Mesma ideia de containers do c++, algumas estruturas já prontas para o uso que tem no QT QVector, QList, QStringList, QSet, and Qmap, </text:span><text:span text:style-name="T2">separados em sequenciais (que salvam os itens sequencialmente) e associativas (que salvam usando par chave-valor, como o map e o hash)</text:span></text:p>
      <text:h text:style-name="P12" text:outline-level="1">Signal and slots</text:h>
      <text:p text:style-name="P3">Server para fazer a comunicação entre widgets, avisar outro widget de um evento (ex: clicar botão chama para fechar o programa)</text:p>
      <text:h text:style-name="P13" text:outline-level="1">Signal</text:h>
      <text:p text:style-name="P3">Signals são emitidos quando um widget muda seu estado e julga interessante avisar isso para objetos. São públicos e podem ser emitidos de qualquer lugar, mas recomenda-se que sejam emitidos na classe que os definem.</text:p>
      <text:p text:style-name="P4"><text:span text:style-name="T3">Quando um signal é emitido, todos os slots vão ser executados imediatamente, assim como uma função normal. O código que vem depois do</text:span><text:span text:style-name="T4"> emit</text:span><text:span text:style-name="T5"> será executado só após todos os slots retornarem, cada slot executando na ordem que for chamado. </text:span></text:p>
      <text:p text:style-name="P7">Signals são automaticamente gerados e não podem estar inclusos no .cpp, além de não poderem ter retorno. Evite usar argumentos especiais em signals para melhor reuso.</text:p>
      <text:p text:style-name="P9">Slots</text:p>
      <text:p text:style-name="P5">São funções normais do C++, só muda que eles suportam signals</text:p>
      <text:p text:style-name="P10"/>
      <text:p text:style-name="P8"/>
      <text:p text:style-name="P3">https://doc.qt.io/qt-6/signalsandslots.html#signal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45:45.712679108</meta:creation-date>
    <dc:date>2023-03-27T11:17:46.911868117</dc:date>
    <meta:editing-duration>PT1H57M18S</meta:editing-duration>
    <meta:editing-cycles>9</meta:editing-cycles>
    <meta:generator>LibreOffice/7.4.6.2$Linux_X86_64 LibreOffice_project/40$Build-2</meta:generator>
    <meta:document-statistic meta:table-count="0" meta:image-count="0" meta:object-count="0" meta:page-count="1" meta:paragraph-count="12" meta:word-count="186" meta:character-count="1171" meta:non-whitespace-character-count="996"/>
  </office:meta>
</office:document-meta>
</file>